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Roboto" svg:font-family="Roboto,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111291048967077233"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173276136636101337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77299307280767591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877849590484290441"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6637475364907977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637282741246986922" text:style-name="L6">
        <text:list-item>
          <text:list>
            <text:list-header>
              <text:p text:style-name="P189"><text:span text:style-name="T1">warm up:</text:span> 0.2 mile jog and rest 2 minutes</text:p>
              <text:p text:style-name="P189"><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96082682810263721"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242499995263304277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0312972" text:continue-list="list96082682810263721"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7291136733465199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328197"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335230"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0332028" text:continue-numbering="true" text:style-name="L9">
        <text:list-item>
          <text:list>
            <text:list-header>
              <text:p text:style-name="P190">Warm down: <text:span text:style-name="T2">0.25 mile jog home</text:span></text:p>
              <text:p text:style-name="P191"/>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0333622" text:continue-numbering="true" text:style-name="L9">
        <text:list-item>
          <text:list>
            <text:list-header>
              <text:p text:style-name="P191">Time for 4.8 miles: 56: 32, Ave Pace: 11:51/mile, Ave HR:118,-&gt;1399 heartbeats/Mile</text:p>
              <text:p text:style-name="P19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330531" text:continue-numbering="true" text:style-name="L9">
        <text:list-item>
          <text:list>
            <text:list-header>
              <text:p text:style-name="P191">Today Oct 13:</text:p>
              <text:p text:style-name="P191">Time for 4.8 miles: 59: 34, Ave Pace: 12:24.5/mile, Ave HR:108.5,-&gt;1345 heartbeats/Mile</text:p>
              <text:p text:style-name="P191">On Thur <text:s/>Oct 8, 2020: </text:p>
              <text:p text:style-name="P191">Time for 4.8 miles: 59: 55, Ave Pace: 12:29/mile, Ave HR:112,-&gt;1398 heartbeats/Mile</text:p>
              <text:p text:style-name="P192">On Oct 8 when going up hill, I ran until my HR was up to 120 bpm and then walked until my HR was 110 bpm and then repeated.</text:p>
              <text:p text:style-name="P192">On Oct 13 when going up hill, I ran until my HR was up to 115 bpm and then walked until my HR was 105 bpm and then repeated.</text:p>
              <text:p text:style-name="P193">On Oct 13 my average rate was faster and heartbeats/mile was lower. Therefore this scheme is better. I should repeat these two workouts and also try the following:</text:p>
              <text:p text:style-name="P192">When going up hill, run until my HR is up to 110 bpm and then walk until my HR is 100 bpm and repeat.</text:p>
              <text:p text:style-name="P19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201047129747783401"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73978886231347763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940393757481532588"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319935" text:continue-numbering="true" text:style-name="L12">
        <text:list-item>
          <text:list>
            <text:list-header>
              <text:p text:style-name="P195">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630866365857197515" text:style-name="L13">
        <text:list-item>
          <text:list>
            <text:list-header>
              <text:p text:style-name="P184">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6371499520268416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6332109436206285" text:style-name="L15">
        <text:list-item>
          <text:list>
            <text:list-header>
              <text:p text:style-name="P170">1.5 miles averaging about 9:40/mile and rest 1 min</text:p>
            </text:list-header>
          </text:list>
        </text:list-item>
      </text:list>
      <text:p text:style-name="P23">1 mile in 8:26 and rest 2 min</text:p>
      <text:list xml:id="list802518610982355522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658570480579695256" text:style-name="L17">
        <text:list-item>
          <text:list>
            <text:list-header>
              <text:p text:style-name="P172">5.25 miles on roads and bike paths in Oosterwold</text:p>
              <text:p text:style-name="P185">Average pace: 11:08/mile</text:p>
              <text:p text:style-name="P18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341623" text:continue-numbering="true" text:style-name="L17">
        <text:list-item>
          <text:list>
            <text:list-header>
              <text:p text:style-name="P172">5.25 miles on roads and bike paths in Oosterwold</text:p>
              <text:p text:style-name="P185">Average pace: 9:52/mile</text:p>
              <text:p text:style-name="P185">Warm down: 0.25 miles</text:p>
            </text:list-header>
          </text:list>
        </text:list-item>
      </text:list>
      <text:p text:style-name="P10"/>
      <text:p text:style-name="P23">Tues May 17, 2022 no running</text:p>
      <text:list xml:id="list649094879758254901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62025710300495315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67290856320716649"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0337581" text:continue-list="list3620257103004953152" text:style-name="L19">
        <text:list-item>
          <text:list>
            <text:list-header>
              <text:p text:style-name="P174">(Pace*HR)=1240</text:p>
            </text:list-header>
          </text:list>
        </text:list-item>
      </text:list>
      <text:list xml:id="list40322332" text:continue-list="list6490948797582549011" text:style-name="L18">
        <text:list-item>
          <text:list>
            <text:list-header>
              <text:p text:style-name="P173">2 miles at 10:46/mile Ave HR= 121 bpm and rest a few minutes</text:p>
            </text:list-header>
          </text:list>
        </text:list-item>
      </text:list>
      <text:list xml:id="list40327557" text:continue-list="list4033758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326234"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26726717731812764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076925890062670301"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403663917975907628" text:style-name="L23">
        <text:list-item>
          <text:list>
            <text:list-header>
              <text:p text:style-name="P18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845232418137623445" text:style-name="L24">
        <text:list-item>
          <text:p text:style-name="P194">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34049686624999172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286357313503786953"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330291" text:continue-numbering="true" text:style-name="L26">
        <text:list-item>
          <text:list>
            <text:list-header>
              <text:p text:style-name="P178">0.1 mile lead in to a 4 mile run</text:p>
              <text:p text:style-name="P187">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336088"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48829599619795622"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41607458438742652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443247147170552163"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8"><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276154718092538459" text:style-name="L31">
        <text:list-item>
          <text:list>
            <text:list-header>
              <text:p text:style-name="P182">1.5 miles on the track at about 10:15/mile with shoes</text:p>
              <text:p text:style-name="P182">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2.5 miles 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336432813480863987" text:style-name="L30">
        <text:list-item>
          <text:list>
            <text:list-header>
              <text:p text:style-name="P18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Roboto" svg:font-family="Roboto,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08T20:08:00.07</dc:date>
    <dc:creator>James Lombardi</dc:creator>
    <meta:editing-duration>P19DT22H58M38S</meta:editing-duration>
    <meta:editing-cycles>1588</meta:editing-cycles>
    <meta:generator>OpenOffice/4.1.2$Win32 OpenOffice.org_project/412m3$Build-9782</meta:generator>
    <meta:document-statistic meta:table-count="0" meta:image-count="9" meta:object-count="0" meta:page-count="164" meta:paragraph-count="4694" meta:word-count="51161" meta:character-count="262480"/>
  </office:meta>
</office:document-meta>
</file>